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8pt" fo:font-weight="bold" officeooo:rsid="000a82cf" officeooo:paragraph-rsid="000a82cf" style:font-size-asian="18pt" style:font-weight-asian="bold" style:font-size-complex="18pt" style:font-weight-complex="bold"/>
    </style:style>
    <style:style style:name="P2" style:family="paragraph" style:parent-style-name="Preformatted_20_Text">
      <style:text-properties fo:font-size="18pt" fo:font-weight="bold" officeooo:rsid="000a82cf" officeooo:paragraph-rsid="000c36ae" style:font-size-asian="18pt" style:font-weight-asian="bold" style:font-size-complex="18pt" style:font-weight-complex="bold"/>
    </style:style>
    <style:style style:name="P3" style:family="paragraph" style:parent-style-name="Preformatted_20_Text">
      <style:text-properties fo:font-size="18pt" fo:font-weight="bold" officeooo:rsid="000a82cf" officeooo:paragraph-rsid="000cb5db" style:font-size-asian="18pt" style:font-weight-asian="bold" style:font-size-complex="18pt" style:font-weight-complex="bold"/>
    </style:style>
    <style:style style:name="P4" style:family="paragraph" style:parent-style-name="Preformatted_20_Text">
      <style:text-properties fo:font-size="18pt" fo:font-weight="bold" officeooo:rsid="000a82cf" officeooo:paragraph-rsid="000cc8f1" style:font-size-asian="18pt" style:font-weight-asian="bold" style:font-size-complex="18pt" style:font-weight-complex="bold"/>
    </style:style>
    <style:style style:name="P5" style:family="paragraph" style:parent-style-name="Preformatted_20_Text">
      <style:text-properties fo:font-size="18pt" fo:font-weight="bold" officeooo:rsid="000a82cf" officeooo:paragraph-rsid="000cf1a9" style:font-size-asian="18pt" style:font-weight-asian="bold" style:font-size-complex="18pt" style:font-weight-complex="bold"/>
    </style:style>
    <style:style style:name="P6" style:family="paragraph" style:parent-style-name="Preformatted_20_Text">
      <style:text-properties fo:font-size="18pt" fo:font-weight="bold" officeooo:rsid="000a82cf" officeooo:paragraph-rsid="000f657c" style:font-size-asian="18pt" style:font-weight-asian="bold" style:font-size-complex="18pt" style:font-weight-complex="bold"/>
    </style:style>
    <style:style style:name="P7" style:family="paragraph" style:parent-style-name="Preformatted_20_Text">
      <style:text-properties fo:font-size="18pt" fo:font-weight="bold" officeooo:rsid="000a82cf" officeooo:paragraph-rsid="0010d529" style:font-size-asian="18pt" style:font-weight-asian="bold" style:font-size-complex="18pt" style:font-weight-complex="bold"/>
    </style:style>
    <style:style style:name="P8" style:family="paragraph" style:parent-style-name="Preformatted_20_Text">
      <style:text-properties fo:font-size="18pt" fo:font-weight="bold" officeooo:rsid="000a82cf" officeooo:paragraph-rsid="00124f27" style:font-size-asian="18pt" style:font-weight-asian="bold" style:font-size-complex="18pt" style:font-weight-complex="bold"/>
    </style:style>
    <style:style style:name="P9" style:family="paragraph" style:parent-style-name="Preformatted_20_Text">
      <style:text-properties fo:font-size="18pt" fo:font-weight="bold" officeooo:rsid="000c36ae" officeooo:paragraph-rsid="000c36ae" style:font-size-asian="18pt" style:font-weight-asian="bold" style:font-size-complex="18pt" style:font-weight-complex="bold"/>
    </style:style>
    <style:style style:name="T1" style:family="text">
      <style:text-properties officeooo:rsid="000c36ae"/>
    </style:style>
    <style:style style:name="T2" style:family="text">
      <style:text-properties officeooo:rsid="000cb5db"/>
    </style:style>
    <style:style style:name="T3" style:family="text">
      <style:text-properties officeooo:rsid="000cc8f1"/>
    </style:style>
    <style:style style:name="T4" style:family="text">
      <style:text-properties officeooo:rsid="000cf1a9"/>
    </style:style>
    <style:style style:name="T5" style:family="text">
      <style:text-properties officeooo:rsid="000d0c20"/>
    </style:style>
    <style:style style:name="T6" style:family="text">
      <style:text-properties officeooo:rsid="000d716d"/>
    </style:style>
    <style:style style:name="T7" style:family="text">
      <style:text-properties officeooo:rsid="000f657c"/>
    </style:style>
    <style:style style:name="T8" style:family="text">
      <style:text-properties officeooo:rsid="0010d529"/>
    </style:style>
    <style:style style:name="T9" style:family="text">
      <style:text-properties officeooo:rsid="00124f27"/>
    </style:style>
    <style:style style:name="T10" style:family="text">
      <style:text-properties officeooo:rsid="00130f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o far the discussion has covered the basic methodologies of Bioinformatics.</text:p>
      <text:p text:style-name="P1">This talk will address the impacts of Bioinformatics, throughout its short existence.</text:p>
      <text:p text:style-name="P1"/>
      <text:p text:style-name="P1">#2</text:p>
      <text:p text:style-name="P1"/>
      <text:p text:style-name="P2"><text:span text:style-name="T1">Here is illustrated a</text:span> time-line showing important advances in Bioinformatics, <text:span text:style-name="T1">and the </text:span>intertwined <text:span text:style-name="T1">consequent progress in </text:span>Genomics and Proteomics<text:span text:style-name="T1">.</text:span></text:p>
      <text:p text:style-name="P2"/>
      <text:p text:style-name="P9">Blue boxes represent Bioinformatics advances</text:p>
      <text:p text:style-name="P9">Brown boxes represent Gemonics advances</text:p>
      <text:p text:style-name="P9">Green boxes represent Proteomics advances</text:p>
      <text:p text:style-name="P1"/>
      <text:p text:style-name="P1">&lt;click&gt;</text:p>
      <text:p text:style-name="P1"/>
      <text:p text:style-name="P1">#3</text:p>
      <text:p text:style-name="P1"/>
      <text:p text:style-name="P1">In a keynote speech delivered at a conference in the USA in 2003, Lincoln Stein, a respected computational biologist from the other side of the Atlantic, predicted that bioinformatics would become one of a series of core courses taught in undergraduate and graduate biology programs, and that there would be a vanishing market for researchers who focus solely on biological data management.</text:p>
      <text:p text:style-name="P1"/>
      <text:p text:style-name="P1">In 2008 he had to <text:span text:style-name="T1">p</text:span>ublish a correction as his prediction was essentially wrong. </text:p>
      <text:p text:style-name="P1">“...we are witnessing the rise of a new generation of computational biologists who</text:p>
      <text:p text:style-name="P1">spend part of their time at the bench and part of their time at the computer.”</text:p>
      <text:p text:style-name="P1"/>
      <text:p text:style-name="P1">&lt;click&gt;</text:p>
      <text:p text:style-name="P1"/>
      <text:p text:style-name="P1">#4</text:p>
      <text:p text:style-name="P1"/>
      <text:p text:style-name="P1">The growth of data resources has been accompanied by increasing needs for user services (red curve). This is Bioinformatics in action. Here we look at the NCBI alone but it is sufficient to <text:span text:style-name="T2">illustrate</text:span> t<text:span text:style-name="T2">h</text:span>e concept.</text:p>
      <text:p text:style-name="P1"/>
      <text:p text:style-name="P1">&lt;click&gt;</text:p>
      <text:p text:style-name="P1"/>
      <text:p text:style-name="P1">#5</text:p>
      <text:p text:style-name="P1"/>
      <text:p text:style-name="P1">Societal and economic pressures have determined the driving forces that led to investments in Bioinformatics.</text:p>
      <text:p text:style-name="P1"/>
      <text:p text:style-name="P1">A simple way of identifying these areas is to look at the buzzwords most frequently used in the calls for grant applications. Funding agencies hold such documents in archives. A text mining analysis on the headlines of newspapers could provide a similar set of directions.</text:p>
      <text:p text:style-name="P1"/>
      <text:p text:style-name="P1">&lt;click&gt;</text:p>
      <text:p text:style-name="P1"/>
      <text:p text:style-name="P1">#6</text:p>
      <text:p text:style-name="P1"/>
      <text:p text:style-name="P4"><text:span text:style-name="T2">I</text:span>t is true that coping with the deluge of information that pour<text:span text:style-name="T2">s</text:span> from the very many <text:span text:style-name="T3">current </text:span>Omics projects <text:span text:style-name="T3">is already demanding</text:span>. <text:span text:style-name="T2">However, </text:span>the most <text:span text:style-name="T3">interesting</text:span> challenges for Bioinformatics profession<text:span text:style-name="T3">al</text:span>s lie <text:span text:style-name="T3">ahead</text:span>. </text:p>
      <text:p text:style-name="P3"/>
      <text:p text:style-name="P3">We need standardised datasets, properly annotated and curated, made available in interoperable public data repositories, so that they can easily be found by researchers.</text:p>
      <text:p text:style-name="P1">But we need more:</text:p>
      <text:p text:style-name="P1"/>
      <text:p text:style-name="P1">- We need to be able to better interpret research data, we need to recognise conserved domain architectures, not just domains in proteins. We need to be able to use network and systems biology to generate and curate models to support reasoning so that they can be used to publish scientific results.</text:p>
      <text:p text:style-name="P1"/>
      <text:p text:style-name="P4">- We need to refine the computational methods that we use to make predictions, so that they work well with real data uncertainty.</text:p>
      <text:p text:style-name="P4"/>
      <text:p text:style-name="P1">- We need to be able to look at complex genetic traits and relate phenomes to genomes and transcriptomes, in order to understand how organisms change from a healthy state to conditions that we consider disease.</text:p>
      <text:p text:style-name="P1"/>
      <text:p text:style-name="P1">&lt;click&gt;</text:p>
      <text:p text:style-name="P1"/>
      <text:p text:style-name="P1">#7</text:p>
      <text:p text:style-name="P1"/>
      <text:p text:style-name="P5"><text:span text:style-name="T4">C</text:span>uration and annotation needs to be applied uniformly to datasets. It <text:span text:style-name="T4">is now common</text:span> to build pipelines to <text:span text:style-name="T4">achieve this objective</text:span> in a reproducible way. <text:span text:style-name="T5">As a consequence, the analysis of </text:span>published results can be <text:span text:style-name="T4">effectivel</text:span>y <text:span text:style-name="T4">traced</text:span>, from <text:span text:style-name="T5">raw </text:span>data acquisition to summar<text:span text:style-name="T5">y</text:span> and visualisation.</text:p>
      <text:p text:style-name="P5"/>
      <text:p text:style-name="P1">&lt;click&gt;</text:p>
      <text:p text:style-name="P1"/>
      <text:p text:style-name="P1">#8</text:p>
      <text:p text:style-name="P1"/>
      <text:p text:style-name="P1">We need to develop and use integrative methods extensively so that genotype-phenotype interactions are revealed. Such methods use multidimensional datasets and specific statistical analy<text:span text:style-name="T5">tical</text:span> procedures to extract rules from observations. Systematic use of these integrative methods <text:span text:style-name="T5">not only </text:span>lead to substantial gains in knowledge about natural processes, but also about environmental interactions, drug activity, etc.</text:p>
      <text:p text:style-name="P1"/>
      <text:p text:style-name="P1">&lt;click&gt; </text:p>
      <text:p text:style-name="P1"/>
      <text:p text:style-name="P1">#9</text:p>
      <text:p text:style-name="P1"/>
      <text:p text:style-name="P1">As we have seen <text:span text:style-name="T6">earlier </text:span>in this module, Bioinformatics techniques aim at quantifying similarity and its possible consequences. They often involve alignments. Alignments of multiple genomes can be quite complex, often beyond <text:span text:style-name="T7">that which the</text:span> human brain can imagine.</text:p>
      <text:p text:style-name="P1"/>
      <text:p text:style-name="P1">The potential <text:span text:style-name="T7">offered</text:span> by artificial intelligence (machine learning) <text:span text:style-name="T7">is</text:span> enormous, especially when a fairly recent approach called deep learning is used. Multi-level, hierarchical artificial neural networks can handle models in <text:span text:style-name="T7">unprecedentedly</text:span> complex ways, much more suitable for hard problems like aligning multiple genomes and extracting reasoned results.</text:p>
      <text:p text:style-name="P1"/>
      <text:p text:style-name="P1">&lt;click&gt; </text:p>
      <text:p text:style-name="P1"/>
      <text:p text:style-name="P1">#<text:span text:style-name="T8">10</text:span></text:p>
      <text:p text:style-name="P1"/>
      <text:p text:style-name="P7">In this example, related to the industrial production of clavulanic acid by biosynthesis, an intermediate component, an enzyme named Y<text:span text:style-name="T8">gbP</text:span>, was a serious bottleneck.</text:p>
      <text:p text:style-name="P7"/>
      <text:p text:style-name="P7">Bioinformatics was used to locate genetic signatures of the DNA that can express this enzyme in nature. Th<text:span text:style-name="T8">is</text:span> finding was crucial in replacing a complex, failure-prone and expensive chemical <text:span text:style-name="T8">synthesis</text:span> with a natural biosynthesis in a microorganism (H. influenza) that can be inexpensively grown in large vessels.</text:p>
      <text:p text:style-name="P6"/>
      <text:p text:style-name="P6">&lt;click&gt;</text:p>
      <text:p text:style-name="P6"/>
      <text:p text:style-name="P6">#1<text:span text:style-name="T8">1</text:span></text:p>
      <text:p text:style-name="P1"/>
      <text:p text:style-name="P8">In this <text:span text:style-name="T8">next </text:span>example, mo<text:span text:style-name="T8">r</text:span>e related to Medicine, Bioinformatics was used to discover the relationship between <text:span text:style-name="T10">a</text:span> number of repeats and the <text:span text:style-name="T8">onset and severity</text:span> Huntington's disease.</text:p>
      <text:p text:style-name="P6"/>
      <text:p text:style-name="P6">&lt;click&gt;</text:p>
      <text:p text:style-name="P6"/>
      <text:p text:style-name="P6">#1<text:span text:style-name="T8">2</text:span></text:p>
      <text:p text:style-name="P6"/>
      <text:p text:style-name="P6">In summary, present day Bioinformatics activities have <text:span text:style-name="T9">now </text:span>to d<text:span text:style-name="T6">e</text:span>al with handling large and very large datasets, <text:span text:style-name="T7">with</text:span> tools to generate complex analytical results. The methods often call for specific capabilities from their practitioners, <text:span text:style-name="T7">without which</text:span> serious bottleneck<text:span text:style-name="T9">s</text:span> <text:span text:style-name="T7">develop</text:span>.</text:p>
      <text:p text:style-name="P6"/>
      <text:p text:style-name="P7">&lt;click&gt;</text:p>
      <text:p text:style-name="P7"/>
      <text:p text:style-name="P7">#1<text:span text:style-name="T8">3</text:span></text:p>
      <text:p text:style-name="P7"/>
      <text:p text:style-name="P7">Therefore, we are facing a human <text:span text:style-name="T6">resources</text:span> problem at two levels.</text:p>
      <text:p text:style-name="P7">On <text:span text:style-name="T8">the </text:span>one hand the Education system must become ready to equip every single student <text:span text:style-name="T8">of</text:span> Life Sciences with basic Bioinformatics <text:span text:style-name="T8">awareness</text:span>.</text:p>
      <text:p text:style-name="P7">On the other hand, those who actually need to handle the datasets need to be provided with practical skills and be comfortable about using those skills autonomously. That role is best fulfilled by trai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1T05:49:33.862168147</dc:date>
    <meta:document-statistic meta:table-count="0" meta:image-count="0" meta:object-count="0" meta:page-count="1" meta:paragraph-count="53" meta:word-count="842" meta:character-count="5463" meta:non-whitespace-character-count="4670"/>
    <meta:generator>LibreOffice/4.2.8.2$Linux_X86_64 LibreOffice_project/420m0$Build-2</meta:generator>
  </office:meta>
</office:document-meta>
</file>